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textarea-horizontal-align="justify" draw:textarea-vertical-align="middle" draw:auto-grow-height="false" fo:min-height="1.972cm" fo:min-width="4.263cm"/>
      <style:paragraph-properties style:writing-mode="lr-tb"/>
    </style:style>
    <style:style style:name="gr3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4" style:family="graphic" style:parent-style-name="standard">
      <style:graphic-properties draw:stroke="none" dr3d:vertical-segments="16" dr3d:close-front="true" dr3d:close-back="tru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31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607cm" fo:min-width="6.485cm"/>
      <style:paragraph-properties style:writing-mode="lr-tb"/>
    </style:style>
    <style:style style:name="gr7" style:family="graphic" style:parent-style-name="standard">
      <style:graphic-properties draw:fill-color="#cccccc" draw:textarea-horizontal-align="justify" draw:textarea-vertical-align="middle" draw:auto-grow-height="false" fo:min-height="1.972cm" fo:min-width="5.8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608cm" fo:min-width="4.263cm"/>
      <style:paragraph-properties style:writing-mode="lr-tb"/>
    </style:style>
    <style:style style:name="gr9" style:family="graphic" style:parent-style-name="standard">
      <style:graphic-properties draw:fill-color="#800080" draw:textarea-horizontal-align="justify" draw:textarea-vertical-align="middle" draw:auto-grow-height="false" fo:min-height="1.972cm" fo:min-width="4.263cm"/>
      <style:paragraph-properties style:writing-mode="lr-tb"/>
    </style:style>
    <style:style style:name="gr10" style:family="graphic" style:parent-style-name="standard">
      <style:graphic-properties draw:fill-color="#ffff00" draw:textarea-horizontal-align="justify" draw:textarea-vertical-align="middle" draw:auto-grow-height="false" fo:min-height="1.972cm" fo:min-width="5.532cm"/>
      <style:paragraph-properties style:writing-mode="lr-tb"/>
    </style:style>
    <style:style style:name="gr11" style:family="graphic" style:parent-style-name="objectwithoutfill">
      <style:graphic-properties svg:stroke-width="0.081cm" draw:marker-start="Arrowheads_20_2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fill-color="#dddddd" draw:textarea-horizontal-align="justify" draw:textarea-vertical-align="middle" draw:auto-grow-height="false" fo:min-height="1.972cm" fo:min-width="4.263cm"/>
      <style:paragraph-properties style:writing-mode="lr-tb"/>
    </style:style>
    <style:style style:name="gr13" style:family="graphic" style:parent-style-name="standard">
      <style:graphic-properties draw:fill-color="#ff6d6d" draw:textarea-horizontal-align="justify" draw:textarea-vertical-align="middle" draw:auto-grow-height="false" fo:min-height="1.972cm" fo:min-width="8.708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3.56cm" fo:min-width="5.533cm"/>
      <style:paragraph-properties style:writing-mode="lr-tb"/>
    </style:style>
    <style:style style:name="gr15" style:family="graphic" style:parent-style-name="standard">
      <style:graphic-properties draw:fill-color="#ffffa6" draw:textarea-horizontal-align="justify" draw:textarea-vertical-align="middle" draw:auto-grow-height="false" fo:min-height="3.56cm" fo:min-width="5.533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3.243cm" fo:min-width="6.98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cccccc"/>
      <style:paragraph-properties fo:text-align="center" style:writing-mode="lr-tb"/>
    </style:style>
    <style:style style:name="P5" style:family="paragraph">
      <loext:graphic-properties draw:fill-color="#800080"/>
      <style:paragraph-properties fo:text-align="center" style:writing-mode="lr-tb"/>
    </style:style>
    <style:style style:name="P6" style:family="paragraph">
      <loext:graphic-properties draw:fill-color="#ffff00"/>
      <style:paragraph-properties fo:text-align="center" style:writing-mode="lr-tb"/>
    </style:style>
    <style:style style:name="P7" style:family="paragraph">
      <loext:graphic-properties draw:fill-color="#dddddd"/>
      <style:paragraph-properties fo:text-align="center" style:writing-mode="lr-tb"/>
    </style:style>
    <style:style style:name="P8" style:family="paragraph">
      <loext:graphic-properties draw:fill-color="#ff6d6d"/>
      <style:paragraph-properties fo:text-align="center" style:writing-mode="lr-tb"/>
    </style:style>
    <style:style style:name="P9" style:family="paragraph">
      <style:paragraph-properties fo:text-align="start" style:writing-mode="lr-tb"/>
    </style:style>
    <style:style style:name="P10" style:family="paragraph">
      <loext:graphic-properties draw:fill-color="#ffffa6"/>
      <style:paragraph-properties fo:text-align="start" style:writing-mode="lr-tb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9.097cm" svg:y1="18.462cm" svg:x2="26.4cm" svg:y2="18.462cm">
          <text:p/>
        </draw:line>
        <draw:custom-shape draw:style-name="gr2" draw:text-style-name="P2" draw:layer="layout" svg:width="4.763cm" svg:height="2.222cm" svg:x="14.159cm" svg:y="2.905cm">
          <text:p text:style-name="P2">Cosmologger</text:p>
          <draw:enhanced-geometry svg:viewBox="0 0 21600 21600" draw:type="rectangle" draw:enhanced-path="M 0 0 L 21600 0 21600 21600 0 21600 0 0 Z N"/>
        </draw:custom-shape>
        <dr3d:scene draw:style-name="gr3" svg:width="3.175cm" svg:height="3.175cm" svg:x="15.287cm" svg:y="7.667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-5000h250 250 500 500 500 250 250v10000h-250-250-500-500-500-250-250z"/>
        </dr3d:scene>
        <draw:line draw:style-name="gr1" draw:text-style-name="P1" draw:layer="layout" svg:x1="6.397cm" svg:y1="3.857cm" svg:x2="14.159cm" svg:y2="3.857cm">
          <text:p/>
        </draw:line>
        <draw:line draw:style-name="gr1" draw:text-style-name="P1" draw:layer="layout" svg:x1="16.875cm" svg:y1="5.127cm" svg:x2="16.875cm" svg:y2="7.667cm">
          <text:p/>
        </draw:line>
        <draw:frame draw:style-name="gr5" draw:text-style-name="P3" draw:layer="layout" svg:width="3.431cm" svg:height="0.962cm" svg:x="8.046cm" svg:y="2.895cm">
          <draw:text-box>
            <text:p>Tx, Blocks</text:p>
          </draw:text-box>
        </draw:frame>
        <draw:line draw:style-name="gr1" draw:text-style-name="P1" draw:layer="layout" svg:x1="16.875cm" svg:y1="10.842cm" svg:x2="16.875cm" svg:y2="13.382cm">
          <text:p/>
        </draw:line>
        <draw:custom-shape draw:style-name="gr6" draw:text-style-name="P2" draw:layer="layout" svg:width="6.985cm" svg:height="2.857cm" svg:x="3.54cm" svg:y="13.43cm">
          <text:p text:style-name="P2">Leaderboard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6.35cm" svg:height="2.222cm" svg:x="1.317cm" svg:y="24.813cm">
          <text:p text:style-name="P2">Node <text:line-break/>(Bridge, Full, Light)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763cm" svg:height="2.858cm" svg:x="14.552cm" svg:y="17.897cm">
          <text:p text:style-name="P2">Node Logger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937cm" svg:y1="19.732cm" svg:x2="8.937cm" svg:y2="16.24cm">
          <text:p/>
        </draw:line>
        <draw:custom-shape draw:style-name="gr9" draw:text-style-name="P5" draw:layer="layout" svg:width="4.763cm" svg:height="2.222cm" svg:x="8.937cm" svg:y="24.812cm">
          <text:p text:style-name="P2">OTEL Collector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6.032cm" svg:height="2.222cm" svg:x="6.08cm" svg:y="19.732cm">
          <text:p text:style-name="P2">Prometheus<text:line-break/>(Grafana)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7.667cm" svg:y1="25.765cm" svg:x2="8.937cm" svg:y2="25.765cm">
          <text:p/>
        </draw:line>
        <draw:line draw:style-name="gr1" draw:text-style-name="P1" draw:layer="layout" svg:x1="11.477cm" svg:y1="24.812cm" svg:x2="11.477cm" svg:y2="21.955cm">
          <text:p/>
        </draw:line>
        <draw:line draw:style-name="gr1" draw:text-style-name="P1" draw:layer="layout" svg:x1="12.112cm" svg:y1="20.05cm" svg:x2="14.652cm" svg:y2="20.085cm">
          <text:p/>
        </draw:line>
        <dr3d:scene draw:style-name="gr3" svg:width="3.175cm" svg:height="2.827cm" svg:x="15.288cm" svg:y="24.49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-5000h250 250 500 500 500 250 250v10000h-250-250-500-500-500-250-250z"/>
        </dr3d:scene>
        <draw:line draw:style-name="gr11" draw:text-style-name="P1" draw:layer="layout" svg:x1="16.88cm" svg:y1="20.755cm" svg:x2="16.876cm" svg:y2="24.547cm">
          <text:p/>
        </draw:line>
        <draw:line draw:style-name="gr1" draw:text-style-name="P1" draw:layer="layout" svg:x1="4.492cm" svg:y1="4.81cm" svg:x2="4.492cm" svg:y2="13.382cm">
          <text:p/>
        </draw:line>
        <draw:custom-shape draw:style-name="gr12" draw:text-style-name="P7" draw:layer="layout" svg:width="4.763cm" svg:height="2.222cm" svg:x="1.635cm" svg:y="2.705cm">
          <text:p text:style-name="P2">Validator<text:line-break/>(or Full node)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9.208cm" svg:height="2.222cm" svg:x="30.209cm" svg:y="5.763cm">
          <text:p text:style-name="P2">Knack-Portal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0.845cm" svg:y1="15.605cm" svg:x2="30.845cm" svg:y2="7.985cm">
          <text:p/>
        </draw:line>
        <draw:custom-shape draw:style-name="gr14" draw:text-style-name="P2" draw:layer="layout" svg:width="6.033cm" svg:height="3.81cm" svg:x="26.399cm" svg:y="15.37cm">
          <text:p text:style-name="P2">Knack-Updater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6.033cm" svg:height="3.81cm" svg:x="33.067cm" svg:y="23.86cm">
          <text:p text:style-name="P9"><text:s text:c="2"/>Knack-Json files<text:line-break/></text:p>
          <text:p text:style-name="P9"><text:span text:style-name="T1">- Accounts</text:span><text:span text:style-name="T1"><text:line-break/></text:span><text:span text:style-name="T1">- Tasks</text:span></text:p>
          <text:p text:style-name="P9"><text:span text:style-name="T1">- Submissions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8.465cm" svg:y1="7.985cm" svg:x2="38.465cm" svg:y2="23.86cm">
          <text:p/>
        </draw:line>
        <draw:line draw:style-name="gr1" draw:text-style-name="P1" draw:layer="layout" svg:x1="19.097cm" svg:y1="16.24cm" svg:x2="26.4cm" svg:y2="16.24cm">
          <text:p/>
        </draw:line>
        <draw:custom-shape draw:style-name="gr16" draw:text-style-name="P2" draw:layer="layout" svg:width="7.485cm" svg:height="3.493cm" svg:x="11.795cm" svg:y="13.382cm">
          <text:p text:style-name="P2">Valuter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4.02cm" svg:y1="23.86cm" svg:x2="31.797cm" svg:y2="19.09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oji</meta:initial-creator>
    <meta:creation-date>2023-01-02T19:29:51.144395886</meta:creation-date>
    <dc:date>2023-01-02T19:55:47.650220438</dc:date>
    <dc:creator>Moji</dc:creator>
    <meta:editing-duration>PT23M17S</meta:editing-duration>
    <meta:editing-cycles>14</meta:editing-cycles>
    <meta:generator>LibreOffice/7.3.7.2$Linux_X86_64 LibreOffice_project/30$Build-2</meta:generator>
    <meta:document-statistic meta:object-count="30"/>
  </office:meta>
</office:document-meta>
</file>